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1b79fa" officeooo:paragraph-rsid="001b79fa"/>
    </style:style>
    <style:style style:name="P2" style:family="paragraph" style:parent-style-name="Preformatted_20_Text">
      <style:paragraph-properties fo:text-align="justify" style:justify-single-word="false"/>
      <style:text-properties style:font-name="Liberation Mono" fo:font-size="10pt" officeooo:rsid="001c6fef" officeooo:paragraph-rsid="001b79fa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Mono" fo:font-size="10pt" officeooo:rsid="00200faf" officeooo:paragraph-rsid="00200faf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paragraph-properties fo:text-align="justify" style:justify-single-word="false"/>
      <style:text-properties style:font-name="Liberation Mono" fo:font-size="10pt" officeooo:rsid="00289517" officeooo:paragraph-rsid="00289517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justify" style:justify-single-word="false"/>
      <style:text-properties officeooo:rsid="00200faf" officeooo:paragraph-rsid="00200faf"/>
    </style:style>
    <style:style style:name="P6" style:family="paragraph" style:parent-style-name="Preformatted_20_Text">
      <style:paragraph-properties fo:text-align="justify" style:justify-single-word="false"/>
      <style:text-properties officeooo:rsid="0020bdd2" officeooo:paragraph-rsid="002267e3"/>
    </style:style>
    <style:style style:name="P7" style:family="paragraph" style:parent-style-name="Preformatted_20_Text">
      <style:paragraph-properties fo:text-align="justify" style:justify-single-word="false"/>
      <style:text-properties style:font-name="Liberation Mono" fo:font-size="10pt" officeooo:rsid="001c6fef" officeooo:paragraph-rsid="001b79fa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justify" style:justify-single-word="false"/>
      <style:text-properties style:font-name="Liberation Mono" fo:font-size="10pt" officeooo:rsid="00298e9b" officeooo:paragraph-rsid="00298e9b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Mono" fo:font-size="10pt" officeooo:rsid="0027cb51" officeooo:paragraph-rsid="0027cb51" style:font-name-asian="Noto Sans Mono CJK SC" style:font-size-asian="10pt" style:font-name-complex="Liberation Mono" style:font-size-complex="10pt"/>
    </style:style>
    <style:style style:name="T1" style:family="text">
      <style:text-properties style:font-name="Liberation Mono" fo:font-size="10pt" officeooo:rsid="002267e3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fo:font-weight="bold" officeooo:rsid="002267e3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4" style:family="text">
      <style:text-properties style:font-name="Liberation Mono" fo:font-size="10pt" fo:font-weight="normal" officeooo:rsid="002267e3" style:font-name-asian="Noto Sans Mono CJK SC" style:font-size-asian="10pt" style:font-weight-asian="normal" style:font-name-complex="Liberation Mono" style:font-size-complex="10pt" style:font-weight-complex="normal"/>
    </style:style>
    <style:style style:name="T5" style:family="text">
      <style:text-properties officeooo:rsid="001ec773"/>
    </style:style>
    <style:style style:name="T6" style:family="text">
      <style:text-properties officeooo:rsid="00289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0)</text:p>
      <text:p text:style-name="P5"/>
      <text:p text:style-name="P1">Para evitar que dos sucursales tengan el mismo nombre se puede agregar el atributo clave «id.sucursal».</text:p>
      <text:p text:style-name="P1"/>
      <text:p text:style-name="P6"><text:span text:style-name="T1">Antes de la fusión, un mismo </text:span><text:span text:style-name="T2">id-cliente</text:span><text:span text:style-name="T4"> podrían pertenecer a dos personas diferentes. Para solucionar esto po</text:span><text:span text:style-name="T3">demos agregar los atributos clave «cuit/cuil» para identificar a los clientes unívocamente. </text:span></text:p>
      <text:p text:style-name="P2"/>
      <text:p text:style-name="P2">El tercer problema se puede resolver haciendo una clave compuesta entre el número de préstamo o cuenta y un nuevo atributo que va a ser el banco. <text:span text:style-name="T5">D</text:span>e esta manera diferentes préstamos o cuenta<text:span text:style-name="T5">s</text:span> <text:span text:style-name="T5">con el mismo</text:span> número no va a resultar <text:span text:style-name="T5">en </text:span>un inconveniente ya que no tendrán el mismo banco. <text:span text:style-name="T5">Ej: </text:span>#12344-Bancodelchaco.</text:p>
      <text:p text:style-name="P2"/>
      <text:p text:style-name="P8"><text:a xlink:type="simple" xlink:href="../10.png" text:style-name="Internet_20_link" text:visited-style-name="Visited_20_Internet_20_Link">Diagrama modificado.</text:a></text:p>
      <text:p text:style-name="P2"/>
      <text:p text:style-name="P3">11)</text:p>
      <text:p text:style-name="P4">Problema: Puede coincidir el DNI uruguayo con el argentino.</text:p>
      <text:p text:style-name="P9"><text:span text:style-name="T6">Solución: </text:span>Agregamos un atributo compuesto donde se tenga un código de país y su identificación o DNI.</text:p>
      <text:p text:style-name="P9"/>
      <text:p text:style-name="P8"><text:a xlink:type="simple" xlink:href="../11.png" text:style-name="Internet_20_link" text:visited-style-name="Visited_20_Internet_20_Link">Diagrama modificado.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7T20:50:34.966160554</dc:date>
    <meta:editing-duration>PT22M20S</meta:editing-duration>
    <meta:editing-cycles>5</meta:editing-cycles>
    <meta:document-statistic meta:table-count="0" meta:image-count="0" meta:object-count="0" meta:page-count="1" meta:paragraph-count="9" meta:word-count="130" meta:character-count="818" meta:non-whitespace-character-count="696"/>
  </office:meta>
</office:document-meta>
</file>